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6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3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3" table:style-name="ta1">
        <table:shapes>
          <draw:frame draw:z-index="0" draw:style-name="gr1" draw:text-style-name="P1" svg:width="159.99mm" svg:height="89.99mm" svg:x="70.24mm" svg:y="1mm">
            <loext:p draw:notify-on-update-of-ranges="stats_3.A1:stats_3.A1 stats_3.A2:stats_3.A1001 stats_3.B1:stats_3.B1 stats_3.B2:stats_3.B1001 stats_3.A1:stats_3.A1 stats_3.A2:stats_3.A1001 stats_3.C1:stats_3.C1 stats_3.C2:stats_3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85966" calcext:value-type="float">
            <text:p>6,5859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292759" calcext:value-type="float">
            <text:p>7,2927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772357" calcext:value-type="float">
            <text:p>7,7723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31434" calcext:value-type="float">
            <text:p>8,314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897533" calcext:value-type="float">
            <text:p>8,8975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525256" calcext:value-type="float">
            <text:p>9,5252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132322" calcext:value-type="float">
            <text:p>9,1323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121194" calcext:value-type="float">
            <text:p>9,1211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111173" calcext:value-type="float">
            <text:p>9,1111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604255" calcext:value-type="float">
            <text:p>9,6042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604255" calcext:value-type="float">
            <text:p>9,6042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231971" calcext:value-type="float">
            <text:p>10,2319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846335" calcext:value-type="float">
            <text:p>10,8463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201917" calcext:value-type="float">
            <text:p>10,2019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874179" calcext:value-type="float">
            <text:p>10,8741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241984" calcext:value-type="float">
            <text:p>10,2419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619837" calcext:value-type="float">
            <text:p>9,6198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0712" calcext:value-type="float">
            <text:p>9,07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756817" calcext:value-type="float">
            <text:p>9,7568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055615" calcext:value-type="float">
            <text:p>9,0556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055615" calcext:value-type="float">
            <text:p>9,0556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055615" calcext:value-type="float">
            <text:p>9,0556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977723" calcext:value-type="float">
            <text:p>8,9777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50195" calcext:value-type="float">
            <text:p>9,501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038358" calcext:value-type="float">
            <text:p>10,0383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475145" calcext:value-type="float">
            <text:p>9,4751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.085083" calcext:value-type="float">
            <text:p>10,0850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516345" calcext:value-type="float">
            <text:p>9,5163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541958" calcext:value-type="float">
            <text:p>9,5419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541958" calcext:value-type="float">
            <text:p>9,5419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541958" calcext:value-type="float">
            <text:p>9,5419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541958" calcext:value-type="float">
            <text:p>9,5419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.895323" calcext:value-type="float">
            <text:p>8,8953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.895323" calcext:value-type="float">
            <text:p>8,8953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221931" calcext:value-type="float">
            <text:p>8,2219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221931" calcext:value-type="float">
            <text:p>8,2219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221931" calcext:value-type="float">
            <text:p>8,2219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.159577" calcext:value-type="float">
            <text:p>8,1595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.743852" calcext:value-type="float">
            <text:p>8,7438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753882" calcext:value-type="float">
            <text:p>8,7538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.773928" calcext:value-type="float">
            <text:p>8,7739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773928" calcext:value-type="float">
            <text:p>8,7739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773928" calcext:value-type="float">
            <text:p>8,7739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773928" calcext:value-type="float">
            <text:p>8,7739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773928" calcext:value-type="float">
            <text:p>8,7739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773928" calcext:value-type="float">
            <text:p>8,7739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773928" calcext:value-type="float">
            <text:p>8,7739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723809" calcext:value-type="float">
            <text:p>8,7238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723809" calcext:value-type="float">
            <text:p>8,7238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819574" calcext:value-type="float">
            <text:p>8,8195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.819574" calcext:value-type="float">
            <text:p>8,8195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819574" calcext:value-type="float">
            <text:p>8,8195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819574" calcext:value-type="float">
            <text:p>8,8195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757226" calcext:value-type="float">
            <text:p>8,7572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.757226" calcext:value-type="float">
            <text:p>8,7572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.757226" calcext:value-type="float">
            <text:p>8,7572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.185162" calcext:value-type="float">
            <text:p>8,1851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198536" calcext:value-type="float">
            <text:p>8,1985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198536" calcext:value-type="float">
            <text:p>8,1985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81513" calcext:value-type="float">
            <text:p>8,815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826272" calcext:value-type="float">
            <text:p>8,8262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826272" calcext:value-type="float">
            <text:p>8,8262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.826272" calcext:value-type="float">
            <text:p>8,8262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.826272" calcext:value-type="float">
            <text:p>8,8262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826272" calcext:value-type="float">
            <text:p>8,8262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.826272" calcext:value-type="float">
            <text:p>8,8262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.826272" calcext:value-type="float">
            <text:p>8,8262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.826272" calcext:value-type="float">
            <text:p>8,8262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.85522" calcext:value-type="float">
            <text:p>8,855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85522" calcext:value-type="float">
            <text:p>8,855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.85522" calcext:value-type="float">
            <text:p>8,855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.21301" calcext:value-type="float">
            <text:p>8,213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.206336" calcext:value-type="float">
            <text:p>8,2063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.206336" calcext:value-type="float">
            <text:p>8,2063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206336" calcext:value-type="float">
            <text:p>8,2063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206336" calcext:value-type="float">
            <text:p>8,2063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781152" calcext:value-type="float">
            <text:p>7,7811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321569" calcext:value-type="float">
            <text:p>7,3215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321569" calcext:value-type="float">
            <text:p>7,3215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321569" calcext:value-type="float">
            <text:p>7,3215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.302624" calcext:value-type="float">
            <text:p>7,3026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.302624" calcext:value-type="float">
            <text:p>7,3026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.868006" calcext:value-type="float">
            <text:p>7,868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.868006" calcext:value-type="float">
            <text:p>7,868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868006" calcext:value-type="float">
            <text:p>7,868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868006" calcext:value-type="float">
            <text:p>7,868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868006" calcext:value-type="float">
            <text:p>7,868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868006" calcext:value-type="float">
            <text:p>7,868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868006" calcext:value-type="float">
            <text:p>7,868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868006" calcext:value-type="float">
            <text:p>7,868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.868006" calcext:value-type="float">
            <text:p>7,868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.868006" calcext:value-type="float">
            <text:p>7,868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.868006" calcext:value-type="float">
            <text:p>7,868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868006" calcext:value-type="float">
            <text:p>7,868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868006" calcext:value-type="float">
            <text:p>7,868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.289262" calcext:value-type="float">
            <text:p>7,2892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.289262" calcext:value-type="float">
            <text:p>7,2892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289262" calcext:value-type="float">
            <text:p>7,2892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289262" calcext:value-type="float">
            <text:p>7,2892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289262" calcext:value-type="float">
            <text:p>7,2892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.289262" calcext:value-type="float">
            <text:p>7,2892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.289262" calcext:value-type="float">
            <text:p>7,2892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.289262" calcext:value-type="float">
            <text:p>7,2892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.289262" calcext:value-type="float">
            <text:p>7,2892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.338256" calcext:value-type="float">
            <text:p>7,338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.338256" calcext:value-type="float">
            <text:p>7,338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338256" calcext:value-type="float">
            <text:p>7,338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.338256" calcext:value-type="float">
            <text:p>7,338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642591" calcext:value-type="float">
            <text:p>6,6425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105084" calcext:value-type="float">
            <text:p>6,1050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529738" calcext:value-type="float">
            <text:p>5,5297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529738" calcext:value-type="float">
            <text:p>5,5297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529738" calcext:value-type="float">
            <text:p>5,5297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529738" calcext:value-type="float">
            <text:p>5,5297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529738" calcext:value-type="float">
            <text:p>5,5297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529738" calcext:value-type="float">
            <text:p>5,5297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.529738" calcext:value-type="float">
            <text:p>5,5297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.529738" calcext:value-type="float">
            <text:p>5,5297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.529738" calcext:value-type="float">
            <text:p>5,5297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529738" calcext:value-type="float">
            <text:p>5,5297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.529738" calcext:value-type="float">
            <text:p>5,5297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.529738" calcext:value-type="float">
            <text:p>5,5297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.529738" calcext:value-type="float">
            <text:p>5,5297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.529738" calcext:value-type="float">
            <text:p>5,5297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.529738" calcext:value-type="float">
            <text:p>5,5297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529738" calcext:value-type="float">
            <text:p>5,5297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.992126" calcext:value-type="float">
            <text:p>4,99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.944226" calcext:value-type="float">
            <text:p>4,9442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944226" calcext:value-type="float">
            <text:p>4,9442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.944226" calcext:value-type="float">
            <text:p>4,9442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.944226" calcext:value-type="float">
            <text:p>4,9442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.944226" calcext:value-type="float">
            <text:p>4,9442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.944254" calcext:value-type="float">
            <text:p>4,9442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.944254" calcext:value-type="float">
            <text:p>4,9442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.944254" calcext:value-type="float">
            <text:p>4,9442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.944254" calcext:value-type="float">
            <text:p>4,9442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.371086" calcext:value-type="float">
            <text:p>4,3710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.371086" calcext:value-type="float">
            <text:p>4,3710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.934944" calcext:value-type="float">
            <text:p>3,9349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.934944" calcext:value-type="float">
            <text:p>3,9349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934944" calcext:value-type="float">
            <text:p>3,9349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.934944" calcext:value-type="float">
            <text:p>3,9349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.934944" calcext:value-type="float">
            <text:p>3,9349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961726" calcext:value-type="float">
            <text:p>3,961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961726" calcext:value-type="float">
            <text:p>3,961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.961726" calcext:value-type="float">
            <text:p>3,961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961726" calcext:value-type="float">
            <text:p>3,961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961726" calcext:value-type="float">
            <text:p>3,961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961726" calcext:value-type="float">
            <text:p>3,961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961726" calcext:value-type="float">
            <text:p>3,961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961726" calcext:value-type="float">
            <text:p>3,961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.961726" calcext:value-type="float">
            <text:p>3,961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961726" calcext:value-type="float">
            <text:p>3,961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961726" calcext:value-type="float">
            <text:p>3,961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961726" calcext:value-type="float">
            <text:p>3,961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961726" calcext:value-type="float">
            <text:p>3,961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961726" calcext:value-type="float">
            <text:p>3,961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.961726" calcext:value-type="float">
            <text:p>3,961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961726" calcext:value-type="float">
            <text:p>3,961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961726" calcext:value-type="float">
            <text:p>3,961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961726" calcext:value-type="float">
            <text:p>3,961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961726" calcext:value-type="float">
            <text:p>3,961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.961726" calcext:value-type="float">
            <text:p>3,961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961726" calcext:value-type="float">
            <text:p>3,961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961726" calcext:value-type="float">
            <text:p>3,961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961726" calcext:value-type="float">
            <text:p>3,961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961726" calcext:value-type="float">
            <text:p>3,961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536687" calcext:value-type="float">
            <text:p>3,536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536687" calcext:value-type="float">
            <text:p>3,536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.536687" calcext:value-type="float">
            <text:p>3,536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536687" calcext:value-type="float">
            <text:p>3,536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.536687" calcext:value-type="float">
            <text:p>3,536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.536687" calcext:value-type="float">
            <text:p>3,536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536687" calcext:value-type="float">
            <text:p>3,536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536687" calcext:value-type="float">
            <text:p>3,536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.48883" calcext:value-type="float">
            <text:p>3,48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01245" calcext:value-type="float">
            <text:p>3,0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698791" calcext:value-type="float">
            <text:p>2,698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.698791" calcext:value-type="float">
            <text:p>2,698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698791" calcext:value-type="float">
            <text:p>2,698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698791" calcext:value-type="float">
            <text:p>2,698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.698791" calcext:value-type="float">
            <text:p>2,698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.698791" calcext:value-type="float">
            <text:p>2,698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.698791" calcext:value-type="float">
            <text:p>2,698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0:51:06.923000000</dc:date>
    <meta:editing-duration>PT23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stats_3.A1:stats_3.C1001" chart:data-source-has-labels="row" svg:x="0.32cm" svg:y="0.18cm" svg:width="11.01cm" svg:height="8.64cm">
          <chartooo:coordinate-region svg:x="0.76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tats_3.B2:stats_3.B1001" chart:label-cell-address="stats_3.B1:stats_3.B1" chart:class="chart:scatter">
            <chart:domain table:cell-range-address="stats_3.A2:stats_3.A1001"/>
            <chart:data-point chart:repeated="1000"/>
          </chart:series>
          <chart:series chart:style-name="ch8" chart:values-cell-range-address="stats_3.C2:stats_3.C1001" chart:label-cell-address="stats_3.C1:stats_3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stats_3.B1:stats_3.B1</svg:desc>
                </draw:g>
              </table:table-cell>
              <table:table-cell office:value-type="string">
                <text:p>number of cameras</text:p>
                <draw:g>
                  <svg:desc>stats_3.C1:stats_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tats_3.A2:stats_3.A1001</svg:desc>
                </draw:g>
              </table:table-cell>
              <table:table-cell office:value-type="float" office:value="6.585966">
                <text:p>6.585966</text:p>
                <draw:g>
                  <svg:desc>stats_3.B2:stats_3.B1001</svg:desc>
                </draw:g>
              </table:table-cell>
              <table:table-cell office:value-type="float" office:value="9">
                <text:p>9</text:p>
                <draw:g>
                  <svg:desc>stats_3.C2:stats_3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292759">
                <text:p>7.2927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772357">
                <text:p>7.7723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.31434">
                <text:p>8.314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897533">
                <text:p>8.8975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525256">
                <text:p>9.5252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132322">
                <text:p>9.1323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121194">
                <text:p>9.1211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111173">
                <text:p>9.1111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604255">
                <text:p>9.6042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604255">
                <text:p>9.6042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231971">
                <text:p>10.2319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846335">
                <text:p>10.8463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.201917">
                <text:p>10.2019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.874179">
                <text:p>10.8741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241984">
                <text:p>10.2419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619837">
                <text:p>9.6198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0712">
                <text:p>9.07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.756817">
                <text:p>9.7568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055615">
                <text:p>9.0556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.055615">
                <text:p>9.0556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055615">
                <text:p>9.0556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977723">
                <text:p>8.9777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50195">
                <text:p>9.501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.038358">
                <text:p>10.0383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475145">
                <text:p>9.4751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.085083">
                <text:p>10.0850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516345">
                <text:p>9.5163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541958">
                <text:p>9.5419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541958">
                <text:p>9.5419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541958">
                <text:p>9.5419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541958">
                <text:p>9.5419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.895323">
                <text:p>8.8953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.895323">
                <text:p>8.8953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.221931">
                <text:p>8.2219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.221931">
                <text:p>8.2219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221931">
                <text:p>8.2219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159577">
                <text:p>8.1595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.743852">
                <text:p>8.7438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753882">
                <text:p>8.7538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.773928">
                <text:p>8.7739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.773928">
                <text:p>8.7739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.773928">
                <text:p>8.7739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.773928">
                <text:p>8.7739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.773928">
                <text:p>8.7739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.773928">
                <text:p>8.7739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.773928">
                <text:p>8.7739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.723809">
                <text:p>8.7238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.723809">
                <text:p>8.7238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.819574">
                <text:p>8.8195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.819574">
                <text:p>8.8195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.819574">
                <text:p>8.8195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.819574">
                <text:p>8.8195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.757226">
                <text:p>8.7572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.757226">
                <text:p>8.7572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.757226">
                <text:p>8.7572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.185162">
                <text:p>8.1851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198536">
                <text:p>8.1985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198536">
                <text:p>8.1985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.81513">
                <text:p>8.815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826272">
                <text:p>8.826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.826272">
                <text:p>8.826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.826272">
                <text:p>8.826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.826272">
                <text:p>8.826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.826272">
                <text:p>8.826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.826272">
                <text:p>8.826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.826272">
                <text:p>8.826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.826272">
                <text:p>8.826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.85522">
                <text:p>8.855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.85522">
                <text:p>8.855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.85522">
                <text:p>8.855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.21301">
                <text:p>8.213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.206336">
                <text:p>8.2063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206336">
                <text:p>8.2063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206336">
                <text:p>8.2063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.206336">
                <text:p>8.2063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.781152">
                <text:p>7.7811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.321569">
                <text:p>7.321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.321569">
                <text:p>7.321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.321569">
                <text:p>7.321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.302624">
                <text:p>7.3026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.302624">
                <text:p>7.3026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.868006">
                <text:p>7.8680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.868006">
                <text:p>7.8680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.868006">
                <text:p>7.8680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.868006">
                <text:p>7.8680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.868006">
                <text:p>7.8680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.868006">
                <text:p>7.8680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.868006">
                <text:p>7.8680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.868006">
                <text:p>7.8680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.868006">
                <text:p>7.8680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.868006">
                <text:p>7.8680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.868006">
                <text:p>7.8680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.868006">
                <text:p>7.8680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.868006">
                <text:p>7.8680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.289262">
                <text:p>7.289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.289262">
                <text:p>7.289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.289262">
                <text:p>7.289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.289262">
                <text:p>7.289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.289262">
                <text:p>7.289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.289262">
                <text:p>7.289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.289262">
                <text:p>7.289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.289262">
                <text:p>7.289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.289262">
                <text:p>7.289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.338256">
                <text:p>7.3382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.338256">
                <text:p>7.3382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.338256">
                <text:p>7.3382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.338256">
                <text:p>7.3382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6.642591">
                <text:p>6.6425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.105084">
                <text:p>6.1050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5.529738">
                <text:p>5.5297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5.529738">
                <text:p>5.5297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5.529738">
                <text:p>5.5297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5.529738">
                <text:p>5.5297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5.529738">
                <text:p>5.5297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.529738">
                <text:p>5.5297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5.529738">
                <text:p>5.5297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5.529738">
                <text:p>5.5297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.529738">
                <text:p>5.5297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.529738">
                <text:p>5.5297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5.529738">
                <text:p>5.5297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5.529738">
                <text:p>5.5297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5.529738">
                <text:p>5.5297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.529738">
                <text:p>5.5297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5.529738">
                <text:p>5.5297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.529738">
                <text:p>5.5297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4.992126">
                <text:p>4.992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4.944226">
                <text:p>4.9442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4.944226">
                <text:p>4.9442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4.944226">
                <text:p>4.9442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4.944226">
                <text:p>4.9442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4.944226">
                <text:p>4.9442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4.944254">
                <text:p>4.9442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4.944254">
                <text:p>4.9442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4.944254">
                <text:p>4.9442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4.944254">
                <text:p>4.9442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4.371086">
                <text:p>4.3710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4.371086">
                <text:p>4.3710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3.934944">
                <text:p>3.9349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3.934944">
                <text:p>3.9349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3.934944">
                <text:p>3.9349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3.934944">
                <text:p>3.9349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3.934944">
                <text:p>3.9349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3.961726">
                <text:p>3.96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3.961726">
                <text:p>3.96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3.961726">
                <text:p>3.96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3.961726">
                <text:p>3.96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.961726">
                <text:p>3.96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.961726">
                <text:p>3.96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.961726">
                <text:p>3.96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.961726">
                <text:p>3.96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3.961726">
                <text:p>3.96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3.961726">
                <text:p>3.96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3.961726">
                <text:p>3.96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.961726">
                <text:p>3.96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3.961726">
                <text:p>3.96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3.961726">
                <text:p>3.96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3.961726">
                <text:p>3.96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.961726">
                <text:p>3.96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3.961726">
                <text:p>3.96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.961726">
                <text:p>3.96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.961726">
                <text:p>3.96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.961726">
                <text:p>3.96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.961726">
                <text:p>3.96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.961726">
                <text:p>3.96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.961726">
                <text:p>3.96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.961726">
                <text:p>3.96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.536687">
                <text:p>3.536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.536687">
                <text:p>3.536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.536687">
                <text:p>3.536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.536687">
                <text:p>3.536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3.536687">
                <text:p>3.536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.536687">
                <text:p>3.536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3.536687">
                <text:p>3.536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.536687">
                <text:p>3.536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.48883">
                <text:p>3.48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3.01245">
                <text:p>3.0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.698791">
                <text:p>2.698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.698791">
                <text:p>2.698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.698791">
                <text:p>2.698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.698791">
                <text:p>2.698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.698791">
                <text:p>2.698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.698791">
                <text:p>2.698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.698791">
                <text:p>2.698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